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51d0b" officeooo:paragraph-rsid="00151d0b"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4pt" fo:font-weight="normal" officeooo:rsid="00151d0b" officeooo:paragraph-rsid="00151d0b" style:font-size-asian="12.25pt" style:font-weight-asian="normal" style:font-size-complex="14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tório</text:p>
      <text:p text:style-name="P1"/>
      <text:p text:style-name="P2">A estratégia utilizada se dá pelo uso da classe Buffer, esta classe funciona como um intermédio entre o registro e o arquivo, de modo que os dados dos registros sofrem pack (transformado em uma string) para que seja enviado ao arquivo. Por outro lado, podemos reverter esta operação, fazendo com que determinado registro do arquivo sofra unpack (a string é quebrada e as substrings são armazenadas no registro). Desta forma, podemos perceber que uso da Buffer foi bastante eficiente, reduzindo assim a complexidade do algoritmo. </text:p>
      <text:p text:style-name="P2"/>
      <text:p text:style-name="P2">No pré processamento, para organizamos cada campo de registro, utilizamos a delimitação por tags pela seguinte argumento de ser mais fácil de utilizar em comparação com os anteriores, entretando, temos a consequência do aumento do tamanho do arquivo. Há um vasto número de caracteres e considerando também a presença de 12 campos, cada campo é delimitado por uma tag, o que dá em torno 12 tags para cada registro. Se multiplicarmos esse valor com o número de registro (são 7788), serão utilizadas o número massino de 93.456 tag’s ao todo! O arquivo fica mais lento quando é processado, comprometendo assim o seu tempo de processamento.</text:p>
      <text:p text:style-name="P2"/>
      <text:p text:style-name="P2">Os testes se encontram na função principal e os resultados foram favoráveis.</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10T04:10:22.100000000</meta:creation-date>
    <dc:date>2022-10-10T04:27:02.184000000</dc:date>
    <meta:editing-duration>PT16M41S</meta:editing-duration>
    <meta:editing-cycles>1</meta:editing-cycles>
    <meta:generator>LibreOffice/7.4.1.2$Windows_X86_64 LibreOffice_project/3c58a8f3a960df8bc8fd77b461821e42c061c5f0</meta:generator>
    <meta:document-statistic meta:table-count="0" meta:image-count="0" meta:object-count="0" meta:page-count="1" meta:paragraph-count="4" meta:word-count="203" meta:character-count="1249" meta:non-whitespace-character-count="1049"/>
  </office:meta>
</office:document-meta>
</file>